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4cm" style:rel-column-width="10671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5cm" style:rel-column-width="312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991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a9a53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Arial"/>
    </style:style>
    <style:style style:name="P44" style:family="paragraph" style:parent-style-name="Text_20_body">
      <style:text-properties style:font-name="Ubuntu Light" fo:font-size="6pt" style:font-size-asian="5.25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Ari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d59d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font-weight="bold" officeooo:rsid="01a1f517" style:font-weight-asian="bold" style:font-weight-complex="bold"/>
    </style:style>
    <style:style style:name="T9" style:family="text">
      <style:text-properties officeooo:rsid="01a1f517"/>
    </style:style>
    <style:style style:name="T10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9"><text:span text:style-name="T4">SPETT.LE</text:span> / MESSRS</text:p>
            <text:p text:style-name="P43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2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1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/>
          </table:table-cell>
          <table:table-cell table:style-name="Tabella3.C4" office:value-type="string">
            <text:p text:style-name="P28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3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9">DESTINATARIO / <text:span text:style-name="T6">CONSIGNEE</text:span></text:p>
            <text:p text:style-name="P47"><text:placeholder text:placeholder-type="text">&lt;o.destination_partner_id.name&gt;</text:placeholder></text:p>
            <text:p text:style-name="P4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partner_id.agent_id.name&gt;</text:placeholder></text:p>
          </table:table-cell>
          <table:table-cell table:style-name="Tabella3.B6" table:number-rows-spanned="2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44"/>
      <text:p text:style-name="P57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2">COD<text:span text:style-name="T5">ICE</text:span> ART<text:span text:style-name="T5">ICOLO</text:span></text:p>
            </table:table-cell>
            <table:table-cell table:style-name="Tabella1.A1" office:value-type="string">
              <text:p text:style-name="P55">DESCRIZIONE ARTICOLO</text:p>
            </table:table-cell>
            <table:table-cell table:style-name="Tabella1.C1" office:value-type="string">
              <text:p text:style-name="P33">COLORE </text:p>
            </table:table-cell>
            <table:table-cell table:style-name="Tabella1.A1" office:value-type="string">
              <text:p text:style-name="P34">N.RO COLLO</text:p>
            </table:table-cell>
            <table:table-cell table:style-name="Tabella1.A1" office:value-type="string">
              <text:p text:style-name="P32">Q<text:span text:style-name="T7">UANTITA'</text:span></text:p>
            </table:table-cell>
            <table:table-cell table:style-name="Tabella1.F1" office:value-type="string">
              <text:p text:style-name="P35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6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3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5"><text:placeholder text:placeholder-type="text">&lt;l.product_id.name or ''&gt;</text:placeholder></text:p>
          </table:table-cell>
          <table:covered-table-cell/>
          <table:table-cell table:style-name="Tabella1.D8" table:number-rows-spanned="2" office:value-type="string">
            <text:p text:style-name="P40"><text:s/><text:placeholder text:placeholder-type="text">&lt;get_parcels(l.product_id, l.product_uom_qty - l.delivered_qty) &gt;</text:placeholder></text:p>
            <text:p text:style-name="P41"><text:span text:style-name="T8">B</text:span><text:span text:style-name="T9"> </text:span><text:placeholder text:placeholder-type="text">&lt;get_parcels(l.product_id, l.product_uom_maked_sync_qty - l.delivered_qty) &gt;</text:placeholder></text:p>
          </table:table-cell>
          <table:table-cell table:style-name="Tabella1.E8" table:number-rows-spanned="2" office:value-type="string">
            <text:p text:style-name="P58"><text:placeholder text:placeholder-type="text">&lt;formatLang(l.product_uom_qty - l.delivered_qty, digits=0)&gt;</text:placeholder></text:p>
            <text:p text:style-name="P60"><text:placeholder text:placeholder-type="text">&lt;formatLang(l.product_uom_maked_sync_qty - l.delivered_qty, digits=0)&gt;</text:placeholder></text:p>
          </table:table-cell>
          <table:table-cell table:style-name="Tabella1.F8" table:number-rows-spanned="2" office:value-type="string">
            <text:p text:style-name="P59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6"><text:placeholder text:placeholder-type="text">&lt;l.product_id.colour or ''&gt;</text:placeholder><text:span text:style-name="T10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8"><text:placeholder text:placeholder-type="text">&lt;"Tel. %s" %(o.partner_id.phone)&gt;</text:placeholder></text:p>
          </table:table-cell>
          <table:table-cell table:style-name="Tabella4.B1" office:value-type="string">
            <text:p text:style-name="P53">TASSATIVO: COMPILARE</text:p>
          </table:table-cell>
        </table:table-row>
      </table:table>
      <text:p text:style-name="P16"/>
      <text:p text:style-name="P15"/>
      <text:p text:style-name="P15"/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VOLUME</text:p>
            <text:p text:style-name="P54"/>
          </table:table-cell>
          <table:table-cell table:style-name="Tabella2.A1" office:value-type="string">
            <text:p text:style-name="P51">VOL + 10%</text:p>
            <text:p text:style-name="P52"/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7"><text:placeholder text:placeholder-type="text">&lt;o.parcels or 0&gt;</text:placeholder></text:p>
          </table:table-cell>
          <table:table-cell table:style-name="Tabella2.A2" office:value-type="string">
            <text:p text:style-name="P51">PORTO</text:p>
            <text:p text:style-name="P25"><text:placeholder text:placeholder-type="text">&lt;o.carriage_condition_id.name if o.carriage_condition_id else ''&gt;</text:placeholder><text:soft-page-break/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  <text:p text:style-name="P49"/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6"/>
          </table:table-cell>
          <table:table-cell table:style-name="Tabella2.A2" office:value-type="string">
            <text:p text:style-name="P51">PESO</text:p>
            <text:p text:style-name="P52"/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8:16:18.244498783</dc:date>
    <meta:editing-duration>P6DT19H4M18S</meta:editing-duration>
    <meta:editing-cycles>94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60" meta:word-count="163" meta:character-count="1606" meta:non-whitespace-character-count="1504"/>
    <meta:user-defined meta:name="Info 1"/>
    <meta:user-defined meta:name="Info 2"/>
    <meta:user-defined meta:name="Info 3"/>
    <meta:user-defined meta:name="Info 4"/>
  </office:meta>
</office:document-meta>
</file>